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9A9E6A8DB807D571.png" manifest:media-type="image/png"/>
  <manifest:file-entry manifest:full-path="Pictures/100002F90000051000000510D098C07FB7A0188E.svg" manifest:media-type="image/svg+xml"/>
  <manifest:file-entry manifest:full-path="Pictures/100000010000002D0000002D71F6A55702E621D6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7.521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6.584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3.84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5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38cm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8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8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24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023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4.90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3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8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3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996cm"/>
      <style:paragraph-properties style:writing-mode="lr-tb"/>
    </style:style>
    <style:style style:name="gr31" style:family="graphic" style:parent-style-name="objectwithoutfill">
      <style:graphic-properties draw:stroke="solid" draw:stroke-dash="Double_20_Dash_20__28_Rounded_29_" svg:stroke-width="0.035cm" svg:stroke-color="#111111" draw:marker-start-width="0.252cm" draw:marker-end-width="0.252cm" svg:stroke-linecap="round" draw:fill="solid" draw:textarea-vertical-align="middle" fo:padding-top="0.142cm" fo:padding-bottom="0.142cm" fo:padding-left="0.267cm" fo:padding-right="0.267cm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5.39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6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80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60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1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5.39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2.69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3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541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4.04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2.02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23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.24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102cm" fo:margin-right="0cm" fo:text-indent="0cm"/>
    </style:style>
    <style:style style:name="P7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4pt" fo:font-style="italic" fo:font-weight="normal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4pt" fo:font-style="italic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4pt" fo:font-style="normal" fo:font-weight="normal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4pt" fo:font-style="italic" style:text-underline-style="none" style:font-size-asian="10.5pt" style:font-style-asian="normal" style:font-size-complex="10.5pt" style:font-style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3pt" fo:font-style="italic" style:text-underline-style="none" style:font-size-asian="10pt" style:font-style-asian="normal" style:font-size-complex="10pt" style:font-style-complex="normal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20pt" fo:background-color="transparen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Nunito" fo:font-weight="bold" style:font-weight-asian="bold" style:font-weight-complex="bold"/>
    </style:style>
    <style:style style:name="P17" style:family="paragraph">
      <loext:graphic-properties draw:fill="solid"/>
      <style:paragraph-properties fo:margin-top="0.051cm" fo:margin-bottom="0cm" fo:text-align="center"/>
    </style:style>
    <style:style style:name="P1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2pt" fo:font-style="italic" fo:text-shadow="1pt 1pt" style:text-underline-style="none" style:font-size-asian="12pt" style:font-style-asian="italic" style:font-size-complex="12pt" style:font-style-complex="italic"/>
    </style:style>
    <style:style style:name="P20" style:family="paragraph">
      <loext:graphic-properties draw:fill="solid"/>
      <style:paragraph-properties fo:margin-top="0.203cm" fo:margin-bottom="0cm" fo:text-align="center"/>
    </style:style>
    <style:style style:name="P2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style="normal" fo:text-shadow="1pt 1pt" style:text-underline-style="none" style:font-size-asian="14pt" style:font-style-asian="normal" style:font-size-complex="1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style="italic" fo:text-shadow="1pt 1pt" style:text-underline-style="none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3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loext:color-lum-mod="100%" loext:color-lum-off="0%" style:font-name="Nuni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6pt" fo:font-style="italic" fo:text-shadow="1pt 1pt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end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fo:font-style="italic" style:font-size-asian="8pt" style:font-style-asian="italic" style:font-size-complex="8pt" style:font-style-complex="italic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6pt" style:font-size-asian="16pt" style:font-size-complex="16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color="#000000" loext:opacity="100%" loext:color-lum-mod="100%" loext:color-lum-off="0%" style:font-name="Nunito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20pt" fo:font-style="italic" style:font-size-asian="20pt" style:font-size-complex="20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4pt" fo:font-style="italic" fo:text-shadow="1pt 1pt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P43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3pt" fo:font-style="normal" fo:text-shadow="none" style:text-underline-style="none" fo:font-weight="bold" style:letter-kerning="true" fo:background-color="transparent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Ubuntu Mono" fo:font-size="12pt" fo:font-weight="normal" style:font-size-asian="9pt" style:font-size-complex="9pt"/>
    </style:style>
    <style:style style:name="T9" style:family="text">
      <style:text-properties fo:color="#000000" loext:opacity="100%" style:font-name="Ubuntu Mono" fo:font-size="13pt" fo:font-style="normal" style:text-underline-style="none" style:font-size-asian="10pt" style:font-style-asian="normal" style:font-size-complex="10pt" style:font-style-complex="normal"/>
    </style:style>
    <style:style style:name="T10" style:family="text">
      <style:text-properties fo:font-size="20pt" fo:background-color="transparent" style:font-size-asian="20pt" style:font-size-complex="20pt"/>
    </style:style>
    <style:style style:name="T11" style:family="text">
      <style:text-properties style:font-name="Nunito" fo:font-weight="bold" style:font-weight-asian="bold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6pt" fo:font-style="normal" fo:text-shadow="none" style:text-underline-style="none" fo:font-weight="bold" style:letter-kerning="true" fo:background-color="transparent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2pt" fo:font-style="italic" fo:text-shadow="none" style:text-underline-style="none" fo:font-weight="normal" style:letter-kerning="true" fo:background-color="transparent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bold" style:letter-kerning="true" fo:background-color="transparent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9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fo:background-color="transparent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Nunito" fo:font-size="16pt" fo:font-weight="bold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1c1c1c" loext:opacity="100%" style:font-name="Nunito" fo:font-size="8pt" fo:font-style="italic" style:font-size-asian="8pt" style:font-style-asian="italic" style:font-size-complex="8pt" style:font-style-complex="italic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normal" fo:text-shadow="none" style:text-underline-style="none" style:letter-kerning="true" fo:background-color="transparent" style:font-name-asian="Droid Sans Fallback" style:font-size-asian="14pt" style:font-style-asian="normal" style:font-name-complex="FreeSans" style:font-size-complex="14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style:letter-kerning="true" fo:background-color="transparent" style:font-name-asian="Droid Sans Fallback" style:font-size-asian="14pt" style:font-style-asian="italic" style:font-name-complex="FreeSans" style:font-size-complex="14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font-style="italic" fo:text-shadow="none" style:text-underline-style="none" fo:font-weight="bold" style:letter-kerning="true" style:font-name-asian="Droid Sans Fallback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text-shadow="none" style:text-underline-style="none" fo:font-weight="bold" style:letter-kerning="true" fo:background-color="transparent" style:font-name-asian="Droid Sans Fallback" style:font-size-asian="14pt" style:font-weight-asian="bold" style:font-name-complex="FreeSans" style:font-size-complex="14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4pt" fo:text-shadow="none" style:text-underline-style="none" style:letter-kerning="true" fo:background-color="transparent" style:font-name-asian="Droid Sans Fallback" style:font-size-asian="14pt" style:font-name-complex="FreeSans" style:font-size-complex="14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2pt" fo:font-style="normal" fo:text-shadow="none" style:text-underline-style="none" fo:font-weight="normal" style:letter-kerning="true" fo:background-color="transparent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.5pt" fo:font-style="italic" fo:text-shadow="none" style:text-underline-style="none" fo:font-weight="normal" style:letter-kerning="true" fo:background-color="transparent" style:font-name-asian="Droid Sans Fallback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bold" style:letter-kerning="true" style:font-name-asian="Droid Sans Fallback" style:font-size-asian="11pt" style:font-style-asian="italic" style:font-weight-asian="bold" style:font-name-complex="FreeSans" style:font-size-complex="11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8.816cm" svg:height="0.919cm" svg:x="5.736cm" svg:y="1.845cm">
          <draw:text-box>
            <text:p text:style-name="P1"><text:span text:style-name="T1">Software Engineer (Frontend devloper)</text:span></text:p>
          </draw:text-box>
        </draw:frame>
        <draw:frame draw:style-name="gr2" draw:text-style-name="P4" draw:layer="layout" svg:width="7.144cm" svg:height="1.983cm" svg:x="6.386cm" svg:y="0.486cm">
          <draw:text-box>
            <text:p text:style-name="P3"><text:span text:style-name="T2">Ahmad</text:span><text:span text:style-name="T3"> Salih</text:span></text:p>
          </draw:text-box>
        </draw:frame>
        <draw:frame draw:style-name="gr3" draw:text-style-name="P5" draw:layer="layout" svg:width="0.614cm" svg:height="0.614cm" svg:x="0.107cm" svg:y="0.108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4" draw:text-style-name="P7" draw:layer="layout" svg:width="3.775cm" svg:height="0.708cm" svg:x="4.801cm" svg:y="2.742cm">
          <draw:text-box>
            <text:p text:style-name="P6"><text:span text:style-name="T4">Cairo, Egypt</text:span></text:p>
          </draw:text-box>
        </draw:frame>
        <draw:frame draw:style-name="gr5" draw:text-style-name="P9" draw:layer="layout" svg:width="2.605cm" svg:height="0.708cm" svg:x="9.694cm" svg:y="3.332cm">
          <draw:text-box>
            <text:p text:style-name="P8"><text:span text:style-name="T5"><text:a xlink:href="https://www.linkedin.com/in/salihcodev" xlink:type="simple">linkedin</text:a></text:span></text:p>
          </draw:text-box>
        </draw:frame>
        <draw:frame draw:style-name="gr4" draw:text-style-name="P10" draw:layer="layout" svg:width="5.461cm" svg:height="0.708cm" svg:x="7.749cm" svg:y="2.762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6" draw:text-style-name="P11" draw:layer="layout" svg:width="2.284cm" svg:height="0.708cm" svg:x="11.791cm" svg:y="3.342cm">
          <draw:text-box>
            <text:p text:style-name="P8"><text:span text:style-name="T7"><text:a xlink:href="https://github.com/salihcodev" xlink:type="simple">github</text:a></text:span></text:p>
          </draw:text-box>
        </draw:frame>
        <draw:frame draw:style-name="gr4" draw:text-style-name="P7" draw:layer="layout" svg:width="3.775cm" svg:height="0.708cm" svg:x="6.331cm" svg:y="3.311cm">
          <draw:text-box>
            <text:p text:style-name="P6"><text:span text:style-name="T8"><text:a xlink:href="tel:+20%201096477631" xlink:type="simple">+20 1096477631</text:a></text:span></text:p>
          </draw:text-box>
        </draw:frame>
        <draw:g>
          <draw:frame draw:style-name="gr7" draw:text-style-name="P13" draw:layer="layout" svg:width="2.328cm" svg:height="0.708cm" svg:x="13.509cm" svg:y="2.737cm">
            <draw:text-box>
              <text:p text:style-name="P12"><text:span text:style-name="T9"><text:a xlink:href="https://asalih.vercel.app/me/" xlink:type="simple">website</text:a></text:span></text:p>
            </draw:text-box>
          </draw:frame>
          <draw:frame draw:style-name="gr8" draw:text-style-name="P15" draw:layer="layout" svg:width="0.457cm" svg:height="0.457cm" svg:x="13.209cm" svg:y="2.866cm">
            <draw:image xlink:href="Pictures/100001DC000004A7000004A72B993E0616711901.svg" xlink:type="simple" xlink:show="embed" xlink:actuate="onLoad" draw:mime-type="image/svg+xml">
              <text:p text:style-name="P14"><text:span text:style-name="T10"><text:s/></text:span></text:p>
            </draw:image>
            <draw:image xlink:href="Pictures/100000010000002D0000002D71F6A55702E621D6.png" xlink:type="simple" xlink:show="embed" xlink:actuate="onLoad" draw:mime-type="image/png"/>
          </draw:frame>
        </draw:g>
        <draw:frame draw:style-name="gr9" draw:text-style-name="P16" draw:layer="layout" svg:width="3.338cm" svg:height="1.119cm" svg:x="0.8cm" svg:y="4.35cm">
          <draw:text-box>
            <text:p><text:span text:style-name="T11">Summary</text:span></text:p>
          </draw:text-box>
        </draw:frame>
        <draw:line draw:style-name="gr10" draw:text-style-name="P17" draw:layer="layout" svg:x1="1.037cm" svg:y1="5.401cm" svg:x2="19.823cm" svg:y2="5.401cm">
          <text:p/>
        </draw:line>
        <draw:frame draw:style-name="gr11" draw:text-style-name="P19" draw:layer="layout" svg:width="19.198cm" svg:height="3.131cm" svg:x="0.81cm" svg:y="5.606cm">
          <draw:text-box>
            <text:p text:style-name="P18"><text:span text:style-name="T12">Ahmad is a dynamic and </text:span><text:span text:style-name="T12">devoted developer. </text:span><text:span text:style-name="T12">Experienced Frontend </text:span><text:span text:style-name="T12">engineer with a strong </text:span><text:span text:style-name="T12">background in modern web </text:span><text:span text:style-name="T12">technologies. Now he is </text:span><text:span text:style-name="T12">looking for a challenging and </text:span><text:span text:style-name="T12">pushing forward role where </text:span><text:span text:style-name="T12">he can </text:span><text:span text:style-name="T13">utilize</text:span><text:span text:style-name="T12"> his skills and </text:span><text:span text:style-name="T12">continue learning and </text:span><text:span text:style-name="T12">growing as a developer.</text:span></text:p>
          </draw:text-box>
        </draw:frame>
        <draw:frame draw:style-name="gr12" draw:text-style-name="P16" draw:layer="layout" svg:width="7.36cm" svg:height="1.119cm" svg:x="0.81cm" svg:y="8.951cm">
          <draw:text-box>
            <text:p><text:span text:style-name="T11">Profissio</text:span><text:span text:style-name="T11">nal </text:span><text:span text:style-name="T11">Experienc</text:span><text:span text:style-name="T11">e</text:span></text:p>
          </draw:text-box>
        </draw:frame>
        <draw:line draw:style-name="gr10" draw:text-style-name="P20" draw:layer="layout" svg:x1="1.047cm" svg:y1="9.97cm" svg:x2="19.833cm" svg:y2="9.97cm">
          <text:p/>
        </draw:line>
        <draw:frame draw:style-name="gr13" draw:text-style-name="P22" draw:layer="layout" svg:width="19.671cm" svg:height="1.496cm" svg:x="0.359cm" svg:y="10.281cm">
          <draw:text-box>
            <text:list text:style-name="L1">
              <text:list-item>
                <text:p text:style-name="P21"><text:span text:style-name="T14">Military <text:s text:c="2"/></text:span><text:span text:style-name="T15">Military </text:span><text:span text:style-name="T15">service life time <text:s text:c="18"/></text:span><text:span text:style-name="T15"><text:s text:c="46"/></text:span><text:span text:style-name="T16">Jan - 2022 <text:s/>: <text:s/>Mar - 2023 </text:span></text:p>
              </text:list-item>
            </text:list>
          </draw:text-box>
        </draw:frame>
        <draw:frame draw:style-name="gr14" draw:text-style-name="P23" draw:layer="layout" svg:width="19.198cm" svg:height="0.925cm" svg:x="1.21cm" svg:y="11.207cm">
          <draw:text-box>
            <text:p text:style-name="P18"><text:span text:style-name="T17">I was responsible for </text:span><text:span text:style-name="T17">translating the leaders' </text:span><text:span text:style-name="T17">orders into fully </text:span><text:span text:style-name="T17">functional apps.</text:span></text:p>
          </draw:text-box>
        </draw:frame>
        <draw:frame draw:style-name="gr15" draw:text-style-name="P24" draw:layer="layout" svg:width="19.198cm" svg:height="2.273cm" svg:x="1.21cm" svg:y="12.108cm">
          <draw:text-box>
            <text:p text:style-name="P18"><text:span text:style-name="T12">Played full role, </text:span><text:span text:style-name="T12">Handled more than 20 </text:span><text:span text:style-name="T12">mindsets, Developed </text:span><text:span text:style-name="T12">quite several projects, </text:span><text:span text:style-name="T12">front&amp;back end. Most of </text:span><text:span text:style-name="T12">the time I was dealing </text:span><text:span text:style-name="T12">with MSSQL server, </text:span><text:span text:style-name="T12">Sqlite on top of NodeJS, </text:span><text:span text:style-name="T12">and Reactjs.</text:span></text:p>
          </draw:text-box>
        </draw:frame>
        <draw:frame draw:style-name="gr16" draw:text-style-name="P24" draw:layer="layout" svg:width="19.198cm" svg:height="5.159cm" svg:x="1.21cm" svg:y="14.481cm">
          <draw:text-box>
            <text:list text:style-name="L1">
              <text:list-item>
                <text:p text:style-name="P18"><text:span text:style-name="T12"><text:s/></text:span><text:span text:style-name="T17">Office Archive App</text:span><text:span text:style-name="T12"> – </text:span><text:span text:style-name="T12">Worked on fully </text:span><text:span text:style-name="T12">functional archive can </text:span><text:span text:style-name="T17">crud </text:span><text:span text:style-name="T12">fax, All that <text:s text:c="7"/></text:span><text:span text:style-name="T12">depends on the </text:span><text:span text:style-name="T13">year, </text:span><text:span text:style-name="T13">stage, </text:span><text:span text:style-name="T12">and </text:span><text:span text:style-name="T13">fax title</text:span><text:span text:style-name="T12"> or </text:span><text:span text:style-name="T12">soldier </text:span><text:span text:style-name="T13">name</text:span><text:span text:style-name="T12">.</text:span></text:p>
                <text:p text:style-name="P18"><text:span text:style-name="T18"/></text:p>
              </text:list-item>
              <text:list-item>
                <text:p text:style-name="P18"><text:span text:style-name="T17">Leader Assistant </text:span><text:span text:style-name="T12">– A </text:span><text:span text:style-name="T17">LAN </text:span><text:span text:style-name="T12">based app for </text:span><text:span text:style-name="T12">the leader to assign </text:span><text:span text:style-name="T12">orders, track requests, </text:span><text:span text:style-name="T12">and respond back for </text:span><text:span text:style-name="T12">requests to </text:span><text:span text:style-name="T13">approve</text:span><text:span text:style-name="T12">, </text:span><text:span text:style-name="T13">wait</text:span><text:span text:style-name="T12"> or just </text:span><text:span text:style-name="T13">delete</text:span><text:span text:style-name="T12"> it </text:span><text:span text:style-name="T12">quitely</text:span></text:p>
                <text:p text:style-name="P18"><text:span text:style-name="T18"/></text:p>
              </text:list-item>
              <text:list-item>
                <text:p text:style-name="P18"><text:span text:style-name="T17">Solider Examiner</text:span><text:span text:style-name="T12"> – </text:span><text:span text:style-name="T12">Recreated exam app, </text:span><text:span text:style-name="T12">which has three types </text:span><text:span text:style-name="T12">of questions that help </text:span><text:span text:style-name="T12">to measure </text:span><text:span text:style-name="T12">Psychological, </text:span><text:span text:style-name="T12">Sexual, and religious </text:span><text:span text:style-name="T12">deviations.</text:span></text:p>
              </text:list-item>
            </text:list>
          </draw:text-box>
        </draw:frame>
        <draw:frame draw:style-name="gr17" draw:text-style-name="P22" draw:layer="layout" svg:width="19.671cm" svg:height="1.017cm" svg:x="0.524cm" svg:y="20.076cm">
          <draw:text-box>
            <text:list text:style-name="L1">
              <text:list-item>
                <text:p text:style-name="P21"><text:span text:style-name="T14">Upwork <text:s text:c="2"/></text:span><text:span text:style-name="T15">Freelancing <text:s text:c="3"/></text:span><text:span text:style-name="T15"><text:s text:c="48"/></text:span><text:span text:style-name="T15"><text:s text:c="34"/></text:span><text:span text:style-name="T19">Jun - </text:span><text:span text:style-name="T19">2019 <text:s/>: <text:s/>Sep - 2020 </text:span><text:span text:style-name="T16"><text:s/></text:span></text:p>
              </text:list-item>
            </text:list>
          </draw:text-box>
        </draw:frame>
        <draw:frame draw:style-name="gr18" draw:text-style-name="P23" draw:layer="measurelines" svg:width="19.198cm" svg:height="0.925cm" svg:x="1.41cm" svg:y="21.007cm">
          <draw:text-box>
            <text:p text:style-name="P18"><text:span text:style-name="T17">Spent a while handling </text:span><text:span text:style-name="T17">employers' </text:span><text:span text:style-name="T17">requirements, Applying </text:span><text:span text:style-name="T17">client changes.</text:span></text:p>
          </draw:text-box>
        </draw:frame>
        <draw:frame draw:style-name="gr19" draw:text-style-name="P24" draw:layer="measurelines" svg:width="19.198cm" svg:height="1.599cm" svg:x="1.41cm" svg:y="21.826cm">
          <draw:text-box>
            <text:p text:style-name="P18"><text:span text:style-name="T12">Became aware of UI &amp; </text:span><text:span text:style-name="T12">UX, Which I worked on </text:span><text:span text:style-name="T12">almost ~30 freelancing </text:span><text:span text:style-name="T12">tasks, And I Extended </text:span><text:span text:style-name="T12">my experience in </text:span><text:span text:style-name="T12">backend technologies.</text:span></text:p>
          </draw:text-box>
        </draw:frame>
        <draw:frame draw:style-name="gr20" draw:text-style-name="P16" draw:layer="measurelines" svg:width="2.881cm" svg:height="1.119cm" svg:x="0.815cm" svg:y="23.952cm">
          <draw:text-box>
            <text:p><text:span text:style-name="T11">Projects</text:span></text:p>
          </draw:text-box>
        </draw:frame>
        <draw:line draw:style-name="gr10" draw:text-style-name="P20" draw:layer="measurelines" svg:x1="1.052cm" svg:y1="24.971cm" svg:x2="19.838cm" svg:y2="24.971cm">
          <text:p/>
        </draw:line>
        <draw:frame draw:style-name="gr21" draw:text-style-name="P25" draw:layer="measurelines" svg:width="18.959cm" svg:height="1.017cm" svg:x="1.017cm" svg:y="25.223cm">
          <draw:text-box>
            <text:list text:style-name="L1">
              <text:list-item>
                <text:p text:style-name="P18"><text:span text:style-name="T20"><text:a xlink:href="https://github.com/salihcodev/fullcart" xlink:type="simple">Fullcart</text:a></text:span><text:span text:style-name="T20"><text:s text:c="9"/></text:span><text:span text:style-name="T21">E-</text:span><text:span text:style-name="T21">Commercial Platform <text:s/>(WIP)</text:span></text:p>
              </text:list-item>
            </text:list>
          </draw:text-box>
        </draw:frame>
        <draw:frame draw:style-name="gr22" draw:text-style-name="P26" draw:layer="measurelines" svg:width="18.917cm" svg:height="0.925cm" svg:x="1.393cm" svg:y="26.131cm">
          <draw:text-box>
            <text:p text:style-name="P18"><text:span text:style-name="T22">A Platform that manage </text:span><text:span text:style-name="T22">people to sell / buy their </text:span><text:span text:style-name="T22">products online.</text:span></text:p>
          </draw:text-box>
        </draw:frame>
        <draw:frame draw:style-name="gr3" draw:text-style-name="P27" draw:layer="measurelines" svg:width="0.321cm" svg:height="0.319cm" svg:x="4.215cm" svg:y="25.5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23" draw:text-style-name="P24" draw:layer="measurelines" svg:width="19.198cm" svg:height="1.645cm" svg:x="1.328cm" svg:y="26.964cm">
          <draw:text-box>
            <text:p text:style-name="P18"><text:span text:style-name="T23">#</text:span><text:span text:style-name="T17"> </text:span><text:span text:style-name="T23">Stack</text:span><text:span text:style-name="T17">:</text:span><text:span text:style-name="T12"> </text:span><text:span text:style-name="T13">ReactJS, </text:span><text:span text:style-name="T13">Typescript, Redux-</text:span><text:span text:style-name="T13">Toolkit, NodeJS, </text:span><text:span text:style-name="T13">ExpressJS, JWT, </text:span><text:span text:style-name="T13">MongoDB, Sass </text:span><text:span text:style-name="T13">(custome design system)</text:span></text:p>
          </draw:text-box>
        </draw:frame>
      </draw:page>
      <draw:page draw:name="Page 2" draw:style-name="dp1" draw:master-page-name="Default">
        <draw:frame draw:style-name="gr24" draw:text-style-name="P28" draw:layer="layout" svg:width="6.14cm" svg:height="1.017cm" svg:x="1.028cm" svg:y="14.553cm">
          <draw:text-box>
            <text:p text:style-name="P18"><text:span text:style-name="T14">Frontend</text:span></text:p>
          </draw:text-box>
        </draw:frame>
        <draw:frame draw:style-name="gr25" draw:text-style-name="P29" draw:layer="layout" svg:width="6.14cm" svg:height="0.78cm" svg:x="1.213cm" svg:y="41.146cm">
          <draw:text-box>
            <text:p text:style-name="P18"><text:span text:style-name="T24">UNIVERSITY OF SADAT CITY</text:span></text:p>
          </draw:text-box>
        </draw:frame>
        <draw:frame draw:style-name="gr26" draw:text-style-name="P30" draw:layer="layout" svg:width="5.705cm" svg:height="0.657cm" svg:x="1.313cm" svg:y="41.723cm">
          <draw:text-box>
            <text:p text:style-name="P18"><text:span text:style-name="T25"><text:a xlink:href="http://law.usc.edu.eg/ar" xlink:type="simple">law.usc.edu.eg/ar</text:a></text:span></text:p>
          </draw:text-box>
        </draw:frame>
        <draw:frame draw:style-name="gr27" draw:text-style-name="P31" draw:layer="layout" svg:width="4.778cm" svg:height="0.755cm" svg:x="1.336cm" svg:y="42.31cm">
          <draw:text-box>
            <text:p text:style-name="P18"><text:span text:style-name="T26">Bachelor of Laws</text:span></text:p>
          </draw:text-box>
        </draw:frame>
        <draw:frame draw:style-name="gr28" draw:text-style-name="P33" draw:layer="layout" svg:width="2.325cm" svg:height="0.717cm" svg:x="17.723cm" svg:y="41.247cm">
          <draw:text-box>
            <text:p text:style-name="P32"><text:span text:style-name="T27">2017 <text:s/>: <text:s/>2021</text:span></text:p>
          </draw:text-box>
        </draw:frame>
        <draw:frame draw:style-name="gr29" draw:text-style-name="P34" draw:layer="layout" svg:width="4.778cm" svg:height="0.755cm" svg:x="1.336cm" svg:y="42.794cm">
          <draw:text-box>
            <text:p text:style-name="P18"><text:span text:style-name="T28">GPA : </text:span><text:span text:style-name="T29"><text:s/>3.00</text:span></text:p>
          </draw:text-box>
        </draw:frame>
        <draw:frame draw:style-name="gr3" draw:text-style-name="P5" draw:layer="layout" svg:width="0.321cm" svg:height="0.319cm" svg:x="5.333cm" svg:y="41.90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30" draw:text-style-name="P35" draw:layer="layout" svg:width="5.285cm" svg:height="0.971cm" svg:x="0.818cm" svg:y="40.097cm">
          <draw:text-box>
            <text:p text:style-name="P18"><text:span text:style-name="T30">Education</text:span></text:p>
          </draw:text-box>
        </draw:frame>
        <draw:line draw:style-name="gr31" draw:text-style-name="P36" draw:layer="layout" svg:x1="1.076cm" svg:y1="40.887cm" svg:x2="20.018cm" svg:y2="40.887cm">
          <text:p/>
        </draw:line>
        <draw:frame draw:style-name="gr32" draw:text-style-name="P24" draw:layer="measurelines" svg:width="19.198cm" svg:height="5.643cm" svg:x="1.41cm" svg:y="0.484cm">
          <draw:text-box>
            <text:p text:style-name="P18"><text:span text:style-name="T17"># Key Features:</text:span></text:p>
            <text:list text:style-name="L1">
              <text:list-item>
                <text:p text:style-name="P18"><text:span text:style-name="T31">Achieved </text:span><text:span text:style-name="T31">authorizing/authentica</text:span><text:span text:style-name="T31">ting for users.</text:span></text:p>
              </text:list-item>
              <text:list-item>
                <text:p text:style-name="P18"><text:span text:style-name="T31">Built role system for </text:span><text:span text:style-name="T31">the users’ </text:span><text:span text:style-name="T31">customers/suppliers</text:span></text:p>
              </text:list-item>
              <text:list-item>
                <text:p text:style-name="P18"><text:span text:style-name="T31">Cart, wish list and </text:span><text:span text:style-name="T31">checkout page.</text:span></text:p>
              </text:list-item>
              <text:list-item>
                <text:p text:style-name="P18"><text:span text:style-name="T31">Built single product </text:span><text:span text:style-name="T31">page that contains </text:span><text:span text:style-name="T31">full details, reviews </text:span><text:span text:style-name="T31">(categorized reviews), </text:span><text:span text:style-name="T31">and basic supplier </text:span><text:span text:style-name="T31">info.</text:span></text:p>
              </text:list-item>
              <text:list-item>
                <text:p text:style-name="P18"><text:span text:style-name="T31">A Hot list for </text:span><text:span text:style-name="T31">searching whole </text:span><text:span text:style-name="T31">products, Which </text:span><text:span text:style-name="T31">provides last history.</text:span></text:p>
              </text:list-item>
              <text:list-item>
                <text:p text:style-name="P18"><text:span text:style-name="T31">Implemented a </text:span><text:span text:style-name="T31">dashboard to make </text:span><text:span text:style-name="T31">every supplier </text:span><text:span text:style-name="T31">manage their </text:span><text:span text:style-name="T31">products.</text:span></text:p>
              </text:list-item>
            </text:list>
          </draw:text-box>
        </draw:frame>
        <draw:frame draw:style-name="gr33" draw:text-style-name="P25" draw:layer="measurelines" svg:width="18.959cm" svg:height="1.017cm" svg:x="1.018cm" svg:y="6.419cm">
          <draw:text-box>
            <text:list text:style-name="L1">
              <text:list-item>
                <text:p text:style-name="P18"><text:span text:style-name="T20"><text:a xlink:href="https://github.com/salihcodev/metweather" xlink:type="simple">Metweather</text:a></text:span><text:span text:style-name="T20"><text:s text:c="8"/></text:span><text:span text:style-name="T21">Weather App</text:span></text:p>
              </text:list-item>
            </text:list>
          </draw:text-box>
        </draw:frame>
        <draw:frame draw:style-name="gr34" draw:text-style-name="P26" draw:layer="measurelines" svg:width="18.917cm" svg:height="0.925cm" svg:x="1.394cm" svg:y="7.327cm">
          <draw:text-box>
            <text:p text:style-name="P18"><text:span text:style-name="T22">Simple weather app, </text:span><text:span text:style-name="T22">User experience it by </text:span><text:span text:style-name="T22">coordinates or city name</text:span></text:p>
          </draw:text-box>
        </draw:frame>
        <draw:frame draw:style-name="gr3" draw:text-style-name="P27" draw:layer="measurelines" svg:width="0.321cm" svg:height="0.319cm" svg:x="5.335cm" svg:y="6.77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35" draw:text-style-name="P24" draw:layer="measurelines" svg:width="19.198cm" svg:height="0.925cm" svg:x="1.37cm" svg:y="8.16cm">
          <draw:text-box>
            <text:p text:style-name="P18"><text:span text:style-name="T17"># Stack:</text:span><text:span text:style-name="T31"> </text:span><text:span text:style-name="T32">ReactJS, </text:span><text:span text:style-name="T32">Typescript, ContextAPI, </text:span><text:span text:style-name="T32">OpenMeteo-API</text:span></text:p>
          </draw:text-box>
        </draw:frame>
        <draw:frame draw:style-name="gr36" draw:text-style-name="P25" draw:layer="measurelines" svg:width="18.959cm" svg:height="1.017cm" svg:x="1.018cm" svg:y="9.519cm">
          <draw:text-box>
            <text:list text:style-name="L1">
              <text:list-item>
                <text:p text:style-name="P18"><text:span text:style-name="T20"><text:a xlink:href="https://github.com/salihcodev/todonest" xlink:type="simple">Todonest</text:a></text:span><text:span text:style-name="T20"><text:s text:c="8"/></text:span><text:span text:style-name="T21">Tasks </text:span><text:span text:style-name="T21">Assigner Server</text:span></text:p>
              </text:list-item>
            </text:list>
          </draw:text-box>
        </draw:frame>
        <draw:frame draw:style-name="gr37" draw:text-style-name="P26" draw:layer="measurelines" svg:width="18.917cm" svg:height="0.925cm" svg:x="1.394cm" svg:y="10.427cm">
          <draw:text-box>
            <text:p text:style-name="P18"><text:span text:style-name="T22">A regular tasks assigner </text:span><text:span text:style-name="T22">API. Which you can </text:span><text:span text:style-name="T22">apply </text:span><text:span text:style-name="T33">crud &amp; auth</text:span></text:p>
          </draw:text-box>
        </draw:frame>
        <draw:frame draw:style-name="gr3" draw:text-style-name="P27" draw:layer="measurelines" svg:width="0.321cm" svg:height="0.319cm" svg:x="4.535cm" svg:y="9.87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38" draw:text-style-name="P24" draw:layer="measurelines" svg:width="19.198cm" svg:height="0.925cm" svg:x="1.37cm" svg:y="11.26cm">
          <draw:text-box>
            <text:p text:style-name="P18"><text:span text:style-name="T34"># Stack:</text:span><text:span text:style-name="T35"> </text:span><text:span text:style-name="T32">NodeJS, NestJS, </text:span><text:span text:style-name="T32">Typescript, JWT, </text:span><text:span text:style-name="T32">Passport</text:span></text:p>
          </draw:text-box>
        </draw:frame>
        <draw:frame draw:style-name="gr39" draw:text-style-name="P16" draw:layer="measurelines" svg:width="4.308cm" svg:height="1.119cm" svg:x="0.805cm" svg:y="24.751cm">
          <draw:text-box>
            <text:p><text:span text:style-name="T11">Achievments</text:span></text:p>
          </draw:text-box>
        </draw:frame>
        <draw:line draw:style-name="gr10" draw:text-style-name="P17" draw:layer="measurelines" svg:x1="1.042cm" svg:y1="25.802cm" svg:x2="19.828cm" svg:y2="25.802cm">
          <text:p/>
        </draw:line>
        <draw:frame draw:style-name="gr40" draw:text-style-name="P37" draw:layer="measurelines" svg:width="20.332cm" svg:height="2.273cm" svg:x="-0.165cm" svg:y="26.103cm">
          <draw:text-box>
            <text:list text:style-name="L1">
              <text:list-item>
                <text:p text:style-name="P21"><text:span text:style-name="T12">Software Design and </text:span><text:span text:style-name="T12">Architecture </text:span><text:span text:style-name="T12">Specialization <text:s text:c="13"/></text:span><text:span text:style-name="T36"><text:s/></text:span><text:span text:style-name="T36"><text:s/></text:span><text:span text:style-name="T12"><text:s text:c="35"/></text:span><text:span text:style-name="T37">(WIP)</text:span></text:p>
              </text:list-item>
              <text:list-item>
                <text:p text:style-name="P21"><text:span text:style-name="T12"><text:a xlink:href="https://www.coursera.org/account/accomplishments/specialization/certificate/HYQT966DDFK6" xlink:type="simple">Programming with Google Go Specialization</text:a></text:span><text:span text:style-name="T12"><text:s text:c="39"/></text:span><text:span text:style-name="T12"><text:s text:c="13"/></text:span><text:span text:style-name="T37">Dec. 2021</text:span></text:p>
              </text:list-item>
              <text:list-item>
                <text:p text:style-name="P21"><text:span text:style-name="T12"><text:a xlink:href="https://udemy-certificate.s3.amazonaws.com/image/UC-4110ab59-cacd-4447-9c42-b015ee9c419c.jpg" xlink:type="simple">NestJS Zero to Hero - Modern TypeScript Backend</text:a></text:span><text:span text:style-name="T12"><text:s text:c="27"/></text:span><text:span text:style-name="T38"><text:s/></text:span><text:span text:style-name="T12"><text:s text:c="11"/></text:span><text:span text:style-name="T12"><text:s text:c="4"/></text:span><text:span text:style-name="T37">Jan. 2023</text:span></text:p>
              </text:list-item>
            </text:list>
          </draw:text-box>
        </draw:frame>
        <draw:frame draw:style-name="gr3" draw:text-style-name="P27" draw:layer="measurelines" svg:width="0.321cm" svg:height="0.319cm" svg:x="11.875cm" svg:y="27.09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3" draw:text-style-name="P38" draw:layer="measurelines" svg:width="0.321cm" svg:height="0.319cm" svg:x="13.159cm" svg:y="27.78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  <draw:frame draw:style-name="gr41" draw:text-style-name="P16" draw:layer="measurelines" svg:width="2.115cm" svg:height="1.119cm" svg:x="0.81cm" svg:y="13.152cm">
          <draw:text-box>
            <text:p><text:span text:style-name="T11">Skills</text:span></text:p>
          </draw:text-box>
        </draw:frame>
        <draw:line draw:style-name="gr10" draw:text-style-name="P17" draw:layer="measurelines" svg:x1="1.047cm" svg:y1="14.203cm" svg:x2="19.833cm" svg:y2="14.203cm">
          <text:p/>
        </draw:line>
        <draw:frame draw:style-name="gr42" draw:text-style-name="P23" draw:layer="measurelines" svg:width="7.449cm" svg:height="5.643cm" svg:x="1.27cm" svg:y="15.461cm">
          <draw:text-box>
            <text:list text:style-name="L1">
              <text:list-item>
                <text:p text:style-name="P18"><text:span text:style-name="T31">HTML5, CSS3</text:span></text:p>
              </text:list-item>
              <text:list-item>
                <text:p text:style-name="P18"><text:span text:style-name="T31">Sass, Less</text:span></text:p>
              </text:list-item>
              <text:list-item>
                <text:p text:style-name="P18"><text:span text:style-name="T31">ReactJS</text:span></text:p>
              </text:list-item>
              <text:list-item>
                <text:p text:style-name="P18"><text:span text:style-name="T31">Redux, Redux Toolkit </text:span><text:span text:style-name="T31">Mongoose</text:span></text:p>
              </text:list-item>
              <text:list-item>
                <text:p text:style-name="P18"><text:span text:style-name="T31">GatsbyJS</text:span></text:p>
              </text:list-item>
              <text:list-item>
                <text:p text:style-name="P18"><text:span text:style-name="T31">NextJS</text:span></text:p>
              </text:list-item>
              <text:list-item>
                <text:p text:style-name="P18"><text:span text:style-name="T31">Webpack, Vite</text:span></text:p>
              </text:list-item>
            </text:list>
          </draw:text-box>
        </draw:frame>
        <draw:frame draw:style-name="gr43" draw:text-style-name="P28" draw:layer="measurelines" svg:width="2.926cm" svg:height="1.017cm" svg:x="7.411cm" svg:y="14.59cm">
          <draw:text-box>
            <text:p text:style-name="P18"><text:span text:style-name="T14">Backend</text:span></text:p>
          </draw:text-box>
        </draw:frame>
        <draw:frame draw:style-name="gr44" draw:text-style-name="P23" draw:layer="measurelines" svg:width="3.433cm" svg:height="2.947cm" svg:x="7.653cm" svg:y="15.498cm">
          <draw:text-box>
            <text:list text:style-name="L1">
              <text:list-item>
                <text:p text:style-name="P18"><text:span text:style-name="T31">NodeJS</text:span></text:p>
              </text:list-item>
              <text:list-item>
                <text:p text:style-name="P18"><text:span text:style-name="T31">ExpressJS</text:span></text:p>
              </text:list-item>
              <text:list-item>
                <text:p text:style-name="P18"><text:span text:style-name="T31">NestJS</text:span></text:p>
              </text:list-item>
              <text:list-item>
                <text:p text:style-name="P18"><text:span text:style-name="T31">KnexJS</text:span></text:p>
              </text:list-item>
            </text:list>
          </draw:text-box>
        </draw:frame>
        <draw:frame draw:style-name="gr45" draw:text-style-name="P28" draw:layer="measurelines" svg:width="6.14cm" svg:height="1.017cm" svg:x="7.411cm" svg:y="21.155cm">
          <draw:text-box>
            <text:p text:style-name="P18"><text:span text:style-name="T14">Databases</text:span></text:p>
          </draw:text-box>
        </draw:frame>
        <draw:frame draw:style-name="gr46" draw:text-style-name="P23" draw:layer="measurelines" svg:width="4.877cm" svg:height="1.599cm" svg:x="7.753cm" svg:y="22.063cm">
          <draw:text-box>
            <text:list text:style-name="L1">
              <text:list-item>
                <text:p text:style-name="P18"><text:span text:style-name="T31">MongoDB</text:span></text:p>
              </text:list-item>
              <text:list-item>
                <text:p text:style-name="P18"><text:span text:style-name="T31">SQLite</text:span></text:p>
              </text:list-item>
            </text:list>
          </draw:text-box>
        </draw:frame>
        <draw:frame draw:style-name="gr47" draw:text-style-name="P28" draw:layer="measurelines" svg:width="6.14cm" svg:height="1.017cm" svg:x="7.411cm" svg:y="18.456cm">
          <draw:text-box>
            <text:p text:style-name="P18"><text:span text:style-name="T14">Programming langs</text:span></text:p>
          </draw:text-box>
        </draw:frame>
        <draw:frame draw:style-name="gr48" draw:text-style-name="P23" draw:layer="measurelines" svg:width="5.902cm" svg:height="1.791cm" svg:x="7.753cm" svg:y="19.364cm">
          <draw:text-box>
            <text:list text:style-name="L1">
              <text:list-item>
                <text:p text:style-name="P18"><text:span text:style-name="T31">Javascript, Typescript</text:span></text:p>
              </text:list-item>
              <text:list-item>
                <text:p text:style-name="P18"><text:span text:style-name="T31">Golang</text:span></text:p>
              </text:list-item>
            </text:list>
          </draw:text-box>
        </draw:frame>
        <draw:frame draw:style-name="gr49" draw:text-style-name="P28" draw:layer="measurelines" svg:width="6.14cm" svg:height="1.017cm" svg:x="14.129cm" svg:y="17.746cm">
          <draw:text-box>
            <text:p text:style-name="P18"><text:span text:style-name="T14">Other Skills</text:span></text:p>
          </draw:text-box>
        </draw:frame>
        <draw:frame draw:style-name="gr50" draw:text-style-name="P23" draw:layer="measurelines" svg:width="6.513cm" svg:height="4.295cm" svg:x="14.471cm" svg:y="18.654cm">
          <draw:text-box>
            <text:list text:style-name="L1">
              <text:list-item>
                <text:p text:style-name="P18"><text:span text:style-name="T31">Git</text:span></text:p>
              </text:list-item>
              <text:list-item>
                <text:p text:style-name="P18"><text:span text:style-name="T31">Github actions</text:span></text:p>
              </text:list-item>
              <text:list-item>
                <text:p text:style-name="P18"><text:span text:style-name="T31">Agile</text:span></text:p>
              </text:list-item>
              <text:list-item>
                <text:p text:style-name="P18"><text:span text:style-name="T31">Docker</text:span></text:p>
              </text:list-item>
              <text:list-item>
                <text:p text:style-name="P18"><text:span text:style-name="T31">CI/CD - CircleCi</text:span></text:p>
              </text:list-item>
            </text:list>
          </draw:text-box>
        </draw:frame>
        <draw:frame draw:style-name="gr51" draw:text-style-name="P28" draw:layer="measurelines" svg:width="6.14cm" svg:height="1.017cm" svg:x="14.229cm" svg:y="14.556cm">
          <draw:text-box>
            <text:p text:style-name="P18"><text:span text:style-name="T14">Software Concepts</text:span></text:p>
          </draw:text-box>
        </draw:frame>
        <draw:frame draw:style-name="gr52" draw:text-style-name="P23" draw:layer="measurelines" svg:width="6.974cm" svg:height="2.273cm" svg:x="14.571cm" svg:y="15.464cm">
          <draw:text-box>
            <text:list text:style-name="L1">
              <text:list-item>
                <text:p text:style-name="P18"><text:span text:style-name="T31">OOP</text:span></text:p>
              </text:list-item>
              <text:list-item>
                <text:p text:style-name="P18"><text:span text:style-name="T31">Design Patterns</text:span></text:p>
              </text:list-item>
              <text:list-item>
                <text:p text:style-name="P18"><text:span text:style-name="T31">SOLID Principles</text:span></text:p>
              </text:list-item>
            </text:list>
          </draw:text-box>
        </draw:frame>
      </draw:page>
      <draw:page draw:name="page3" draw:style-name="dp1" draw:master-page-name="Default">
        <draw:frame draw:style-name="gr53" draw:text-style-name="P16" draw:layer="measurelines" svg:width="3.423cm" svg:height="1.119cm" svg:x="0.81cm" svg:y="0.952cm">
          <draw:text-box>
            <text:p><text:span text:style-name="T11">Education</text:span></text:p>
          </draw:text-box>
        </draw:frame>
        <draw:line draw:style-name="gr10" draw:text-style-name="P17" draw:layer="measurelines" svg:x1="1.047cm" svg:y1="2.003cm" svg:x2="19.833cm" svg:y2="2.003cm">
          <text:p/>
        </draw:line>
        <draw:frame draw:style-name="gr54" draw:text-style-name="P39" draw:layer="measurelines" svg:width="19.671cm" svg:height="1.496cm" svg:x="0.16cm" svg:y="2.181cm">
          <draw:text-box>
            <text:list text:style-name="L1">
              <text:list-header>
                <text:p text:style-name="P21"><text:span text:style-name="T23">UNIVERSITY OF </text:span><text:span text:style-name="T23">SADAT CITY</text:span><text:span text:style-name="T39"> <text:s text:c="18"/></text:span><text:span text:style-name="T39"><text:s text:c="48"/></text:span><text:span text:style-name="T39"><text:s text:c="17"/></text:span><text:span text:style-name="T40">2017 <text:s/>: <text:s/>2021</text:span></text:p>
              </text:list-header>
            </text:list>
          </draw:text-box>
        </draw:frame>
        <draw:frame draw:style-name="gr55" draw:text-style-name="P40" draw:layer="measurelines" svg:width="7.006cm" svg:height="0.746cm" svg:x="1.414cm" svg:y="2.964cm">
          <draw:text-box>
            <text:p text:style-name="P18"><text:span text:style-name="T41"><text:a xlink:href="http://law.usc.edu.eg/ar" xlink:type="simple">law.usc.edu.eg/ar</text:a></text:span></text:p>
          </draw:text-box>
        </draw:frame>
        <draw:frame draw:style-name="gr56" draw:text-style-name="P41" draw:layer="measurelines" svg:width="4.778cm" svg:height="0.873cm" svg:x="1.437cm" svg:y="3.851cm">
          <draw:text-box>
            <text:p text:style-name="P18"><text:span text:style-name="T42">Bachelor of Laws</text:span></text:p>
          </draw:text-box>
        </draw:frame>
        <draw:frame draw:style-name="gr57" draw:text-style-name="P42" draw:layer="measurelines" svg:width="4.778cm" svg:height="0.78cm" svg:x="1.437cm" svg:y="4.535cm">
          <draw:text-box>
            <text:p text:style-name="P18"><text:span text:style-name="T43">GPA : </text:span><text:span text:style-name="T44"><text:s/>3.00</text:span></text:p>
          </draw:text-box>
        </draw:frame>
        <draw:frame draw:style-name="gr3" draw:text-style-name="P43" draw:layer="measurelines" svg:width="0.321cm" svg:height="0.319cm" svg:x="6.376cm" svg:y="3.21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9A9E6A8DB807D57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4-05T01:39:40.928389902</dc:date>
    <meta:editing-duration>P5DT4H6M47S</meta:editing-duration>
    <meta:editing-cycles>851</meta:editing-cycles>
    <meta:document-statistic meta:object-count="72"/>
  </office:meta>
</office:document-meta>
</file>